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896cm"/>
    </style:style>
    <style:style style:name="co2" style:family="table-column">
      <style:table-column-properties fo:break-before="auto" style:column-width="3.4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53cm"/>
    </style:style>
    <style:style style:name="co5" style:family="table-column">
      <style:table-column-properties fo:break-before="auto" style:column-width="2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ns1</text:p>
          </table:table-cell>
          <table:table-cell office:value-type="float" office:value="458145726" calcext:value-type="float">
            <text:p>458145726</text:p>
          </table:table-cell>
          <table:table-cell office:value-type="float" office:value="758756231" calcext:value-type="float">
            <text:p>758756231</text:p>
          </table:table-cell>
          <table:table-cell/>
          <table:table-cell table:formula="of:=[.C3]-[.B3]" office:value-type="float" office:value="300610505" calcext:value-type="float">
            <text:p>300610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ns2</text:p>
          </table:table-cell>
          <table:table-cell office:value-type="float" office:value="672090265" calcext:value-type="float">
            <text:p>672090265</text:p>
          </table:table-cell>
          <table:table-cell office:value-type="float" office:value="112728071" calcext:value-type="float">
            <text:p>112728071</text:p>
          </table:table-cell>
          <table:table-cell/>
          <table:table-cell table:formula="of:=[.C4]-[.B4]" office:value-type="float" office:value="-559362194" calcext:value-type="float">
            <text:p>-559362194</text:p>
          </table:table-cell>
          <table:table-cell office:value-type="float" office:value="440637805" calcext:value-type="float">
            <text:p>440637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ns3</text:p>
          </table:table-cell>
          <table:table-cell office:value-type="float" office:value="388237937" calcext:value-type="float">
            <text:p>388237937</text:p>
          </table:table-cell>
          <table:table-cell office:value-type="float" office:value="705107218" calcext:value-type="float">
            <text:p>705107218</text:p>
          </table:table-cell>
          <table:table-cell/>
          <table:table-cell table:formula="of:=[.C5]-[.B5]" office:value-type="float" office:value="316869281" calcext:value-type="float">
            <text:p>316869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ns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ns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gl1</text:p>
          </table:table-cell>
          <table:table-cell office:value-type="float" office:value="990953987" calcext:value-type="float">
            <text:p>990953987</text:p>
          </table:table-cell>
          <table:table-cell office:value-type="float" office:value="995795581" calcext:value-type="float">
            <text:p>995795581</text:p>
          </table:table-cell>
          <table:table-cell/>
          <table:table-cell table:formula="of:=[.C9]-[.B9]" office:value-type="float" office:value="4841594" calcext:value-type="float">
            <text:p>48415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gl2</text:p>
          </table:table-cell>
          <table:table-cell office:value-type="float" office:value="386122817" calcext:value-type="float">
            <text:p>386122817</text:p>
          </table:table-cell>
          <table:table-cell office:value-type="float" office:value="393685126" calcext:value-type="float">
            <text:p>393685126</text:p>
          </table:table-cell>
          <table:table-cell/>
          <table:table-cell table:formula="of:=[.C10]-[.B10]" office:value-type="float" office:value="7562309" calcext:value-type="float">
            <text:p>75623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gl3</text:p>
          </table:table-cell>
          <table:table-cell office:value-type="float" office:value="390676786" calcext:value-type="float">
            <text:p>390676786</text:p>
          </table:table-cell>
          <table:table-cell office:value-type="float" office:value="389348424" calcext:value-type="float">
            <text:p>389348424</text:p>
          </table:table-cell>
          <table:table-cell/>
          <table:table-cell table:formula="of:=[.C11]-[.B11]" office:value-type="float" office:value="-1328362" calcext:value-type="float">
            <text:p>-13283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gl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gl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agt1</text:p>
          </table:table-cell>
          <table:table-cell office:value-type="float" office:value="362122286" calcext:value-type="float">
            <text:p>362122286</text:p>
          </table:table-cell>
          <table:table-cell office:value-type="float" office:value="683276936" calcext:value-type="float">
            <text:p>683276936</text:p>
          </table:table-cell>
          <table:table-cell/>
          <table:table-cell table:formula="of:=[.C15]-[.B15]" office:value-type="float" office:value="321154650" calcext:value-type="float">
            <text:p>3211546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agt2</text:p>
          </table:table-cell>
          <table:table-cell office:value-type="float" office:value="126229169" calcext:value-type="float">
            <text:p>126229169</text:p>
          </table:table-cell>
          <table:table-cell office:value-type="float" office:value="474506177" calcext:value-type="float">
            <text:p>474506177</text:p>
          </table:table-cell>
          <table:table-cell/>
          <table:table-cell table:formula="of:=[.C16]-[.B16]" office:value-type="float" office:value="348277008" calcext:value-type="float">
            <text:p>3482770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agt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agt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agt5</text:p>
          </table:table-cell>
          <table:table-cell table:number-columns-repeated="1023"/>
        </table:table-row>
      </table:table>
      <table:table table:name="Sheet2" table:style-name="ta1"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Start-ns</text:p>
          </table:table-cell>
          <table:table-cell office:value-type="string" calcext:value-type="string">
            <text:p>End-ns</text:p>
          </table:table-cell>
          <table:table-cell office:value-type="string" calcext:value-type="string">
            <text:p>Diff-ns</text:p>
          </table:table-cell>
          <table:table-cell/>
          <table:table-cell office:value-type="string" calcext:value-type="string">
            <text:p>Shell Time – Seconds</text:p>
          </table:table-cell>
          <table:table-cell office:value-type="string" calcext:value-type="string">
            <text:p>Manual – ns+g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utns1</text:p>
          </table:table-cell>
          <table:table-cell/>
          <table:table-cell office:value-type="float" office:value="355955176" calcext:value-type="float">
            <text:p>355955176</text:p>
          </table:table-cell>
          <table:table-cell office:value-type="float" office:value="645251962" calcext:value-type="float">
            <text:p>645251962</text:p>
          </table:table-cell>
          <table:table-cell table:formula="of:=( [.B3] + ([.D3]-[.C3])/1000000000)" office:value-type="float" office:value="0.289296786" calcext:value-type="float">
            <text:p>0.289296786</text:p>
          </table:table-cell>
          <table:table-cell/>
          <table:table-cell office:value-type="float" office:value="0.293" calcext:value-type="float">
            <text:p>0.293</text:p>
          </table:table-cell>
          <table:table-cell table:formula="of:=[.G3]+[.G9]" office:value-type="float" office:value="1.309" calcext:value-type="float">
            <text:p>1.309</text:p>
          </table:table-cell>
        </table:table-row>
        <table:table-row table:style-name="ro1">
          <table:table-cell office:value-type="string" calcext:value-type="string">
            <text:p>outns2</text:p>
          </table:table-cell>
          <table:table-cell/>
          <table:table-cell office:value-type="float" office:value="421463707" calcext:value-type="float">
            <text:p>421463707</text:p>
          </table:table-cell>
          <table:table-cell office:value-type="float" office:value="709716976" calcext:value-type="float">
            <text:p>709716976</text:p>
          </table:table-cell>
          <table:table-cell table:formula="of:=( [.B4] + ([.D4]-[.C4])/1000000000)" office:value-type="float" office:value="0.288253269" calcext:value-type="float">
            <text:p>0.288253269</text:p>
          </table:table-cell>
          <table:table-cell/>
          <table:table-cell office:value-type="float" office:value="0.29" calcext:value-type="float">
            <text:p>0.29</text:p>
          </table:table-cell>
          <table:table-cell table:formula="of:=[.G4]+[.G10]" office:value-type="float" office:value="1.303" calcext:value-type="float">
            <text:p>1.303</text:p>
          </table:table-cell>
        </table:table-row>
        <table:table-row table:style-name="ro1">
          <table:table-cell office:value-type="string" calcext:value-type="string">
            <text:p>outns3</text:p>
          </table:table-cell>
          <table:table-cell/>
          <table:table-cell office:value-type="float" office:value="437956167" calcext:value-type="float">
            <text:p>437956167</text:p>
          </table:table-cell>
          <table:table-cell office:value-type="float" office:value="723965816" calcext:value-type="float">
            <text:p>723965816</text:p>
          </table:table-cell>
          <table:table-cell table:formula="of:=( [.B5] + ([.D5]-[.C5])/1000000000)" office:value-type="float" office:value="0.286009649" calcext:value-type="float">
            <text:p>0.286009649</text:p>
          </table:table-cell>
          <table:table-cell/>
          <table:table-cell office:value-type="float" office:value="0.288" calcext:value-type="float">
            <text:p>0.288</text:p>
          </table:table-cell>
          <table:table-cell table:formula="of:=[.G5]+[.G11]" office:value-type="float" office:value="1.299" calcext:value-type="float">
            <text:p>1.299</text:p>
          </table:table-cell>
        </table:table-row>
        <table:table-row table:style-name="ro1">
          <table:table-cell office:value-type="string" calcext:value-type="string">
            <text:p>outns4</text:p>
          </table:table-cell>
          <table:table-cell/>
          <table:table-cell office:value-type="float" office:value="477257625" calcext:value-type="float">
            <text:p>477257625</text:p>
          </table:table-cell>
          <table:table-cell office:value-type="float" office:value="784811342" calcext:value-type="float">
            <text:p>784811342</text:p>
          </table:table-cell>
          <table:table-cell table:formula="of:=( [.B6] + ([.D6]-[.C6])/1000000000)" office:value-type="float" office:value="0.307553717" calcext:value-type="float">
            <text:p>0.307553717</text:p>
          </table:table-cell>
          <table:table-cell/>
          <table:table-cell office:value-type="float" office:value="0.311" calcext:value-type="float">
            <text:p>0.311</text:p>
          </table:table-cell>
          <table:table-cell table:formula="of:=[.G6]+[.G12]" office:value-type="float" office:value="1.343" calcext:value-type="float">
            <text:p>1.343</text:p>
          </table:table-cell>
        </table:table-row>
        <table:table-row table:style-name="ro1">
          <table:table-cell office:value-type="string" calcext:value-type="string">
            <text:p>outns5</text:p>
          </table:table-cell>
          <table:table-cell office:value-type="float" office:value="1" calcext:value-type="float">
            <text:p>1</text:p>
          </table:table-cell>
          <table:table-cell office:value-type="float" office:value="998673837" calcext:value-type="float">
            <text:p>998673837</text:p>
          </table:table-cell>
          <table:table-cell office:value-type="float" office:value="294622667" calcext:value-type="float">
            <text:p>294622667</text:p>
          </table:table-cell>
          <table:table-cell table:formula="of:=( [.B7] + ([.D7]-[.C7])/1000000000)" office:value-type="float" office:value="0.29594883" calcext:value-type="float">
            <text:p>0.29594883</text:p>
          </table:table-cell>
          <table:table-cell/>
          <table:table-cell office:value-type="float" office:value="0.305" calcext:value-type="float">
            <text:p>0.305</text:p>
          </table:table-cell>
          <table:table-cell table:formula="of:=[.G7]+[.G13]" office:value-type="float" office:value="1.335" calcext:value-type="float">
            <text:p>1.33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utgl1</text:p>
          </table:table-cell>
          <table:table-cell office:value-type="float" office:value="1" calcext:value-type="float">
            <text:p>1</text:p>
          </table:table-cell>
          <table:table-cell office:value-type="float" office:value="49715844" calcext:value-type="float">
            <text:p>49715844</text:p>
          </table:table-cell>
          <table:table-cell office:value-type="float" office:value="62559439" calcext:value-type="float">
            <text:p>62559439</text:p>
          </table:table-cell>
          <table:table-cell table:formula="of:=( [.B9] + ([.D9]-[.C9])/1000000000)" office:value-type="float" office:value="1.012843595" calcext:value-type="float">
            <text:p>1.012843595</text:p>
          </table:table-cell>
          <table:table-cell/>
          <table:table-cell office:value-type="float" office:value="1.016" calcext:value-type="float">
            <text:p>1.016</text:p>
          </table:table-cell>
          <table:table-cell/>
        </table:table-row>
        <table:table-row table:style-name="ro1">
          <table:table-cell office:value-type="string" calcext:value-type="string">
            <text:p>outgl2</text:p>
          </table:table-cell>
          <table:table-cell office:value-type="float" office:value="1" calcext:value-type="float">
            <text:p>1</text:p>
          </table:table-cell>
          <table:table-cell office:value-type="float" office:value="200034917" calcext:value-type="float">
            <text:p>200034917</text:p>
          </table:table-cell>
          <table:table-cell office:value-type="float" office:value="209799593" calcext:value-type="float">
            <text:p>209799593</text:p>
          </table:table-cell>
          <table:table-cell table:formula="of:=( [.B10] + ([.D10]-[.C10])/1000000000)" office:value-type="float" office:value="1.009764676" calcext:value-type="float">
            <text:p>1.009764676</text:p>
          </table:table-cell>
          <table:table-cell/>
          <table:table-cell office:value-type="float" office:value="1.013" calcext:value-type="float">
            <text:p>1.013</text:p>
          </table:table-cell>
          <table:table-cell/>
        </table:table-row>
        <table:table-row table:style-name="ro1">
          <table:table-cell office:value-type="string" calcext:value-type="string">
            <text:p>outgl3</text:p>
          </table:table-cell>
          <table:table-cell office:value-type="float" office:value="1" calcext:value-type="float">
            <text:p>1</text:p>
          </table:table-cell>
          <table:table-cell office:value-type="float" office:value="97014805" calcext:value-type="float">
            <text:p>97014805</text:p>
          </table:table-cell>
          <table:table-cell office:value-type="float" office:value="105168634" calcext:value-type="float">
            <text:p>105168634</text:p>
          </table:table-cell>
          <table:table-cell table:formula="of:=( [.B11] + ([.D11]-[.C11])/1000000000)" office:value-type="float" office:value="1.008153829" calcext:value-type="float">
            <text:p>1.008153829</text:p>
          </table:table-cell>
          <table:table-cell/>
          <table:table-cell office:value-type="float" office:value="1.011" calcext:value-type="float">
            <text:p>1.011</text:p>
          </table:table-cell>
          <table:table-cell/>
        </table:table-row>
        <table:table-row table:style-name="ro1">
          <table:table-cell office:value-type="string" calcext:value-type="string">
            <text:p>outgl4</text:p>
          </table:table-cell>
          <table:table-cell office:value-type="float" office:value="1" calcext:value-type="float">
            <text:p>1</text:p>
          </table:table-cell>
          <table:table-cell office:value-type="float" office:value="774069180" calcext:value-type="float">
            <text:p>774069180</text:p>
          </table:table-cell>
          <table:table-cell office:value-type="float" office:value="804006156" calcext:value-type="float">
            <text:p>804006156</text:p>
          </table:table-cell>
          <table:table-cell table:formula="of:=( [.B12] + ([.D12]-[.C12])/1000000000)" office:value-type="float" office:value="1.029936976" calcext:value-type="float">
            <text:p>1.029936976</text:p>
          </table:table-cell>
          <table:table-cell/>
          <table:table-cell office:value-type="float" office:value="1.032" calcext:value-type="float">
            <text:p>1.032</text:p>
          </table:table-cell>
          <table:table-cell/>
        </table:table-row>
        <table:table-row table:style-name="ro1">
          <table:table-cell office:value-type="string" calcext:value-type="string">
            <text:p>outgl5</text:p>
          </table:table-cell>
          <table:table-cell office:value-type="float" office:value="1" calcext:value-type="float">
            <text:p>1</text:p>
          </table:table-cell>
          <table:table-cell office:value-type="float" office:value="86725116" calcext:value-type="float">
            <text:p>86725116</text:p>
          </table:table-cell>
          <table:table-cell office:value-type="float" office:value="114775280" calcext:value-type="float">
            <text:p>114775280</text:p>
          </table:table-cell>
          <table:table-cell table:formula="of:=( [.B13] + ([.D13]-[.C13])/1000000000)" office:value-type="float" office:value="1.028050164" calcext:value-type="float">
            <text:p>1.028050164</text:p>
          </table:table-cell>
          <table:table-cell/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utagt1</text:p>
          </table:table-cell>
          <table:table-cell office:value-type="float" office:value="1" calcext:value-type="float">
            <text:p>1</text:p>
          </table:table-cell>
          <table:table-cell office:value-type="float" office:value="208318833" calcext:value-type="float">
            <text:p>208318833</text:p>
          </table:table-cell>
          <table:table-cell office:value-type="float" office:value="338318673" calcext:value-type="float">
            <text:p>338318673</text:p>
          </table:table-cell>
          <table:table-cell table:formula="of:=( [.B15] + ([.D15]-[.C15])/1000000000)" office:value-type="float" office:value="1.12999984" calcext:value-type="float">
            <text:p>1.12999984</text:p>
          </table:table-cell>
          <table:table-cell/>
          <table:table-cell office:value-type="float" office:value="1.132" calcext:value-type="float">
            <text:p>1.132</text:p>
          </table:table-cell>
          <table:table-cell/>
        </table:table-row>
        <table:table-row table:style-name="ro1">
          <table:table-cell office:value-type="string" calcext:value-type="string">
            <text:p>outagt2</text:p>
          </table:table-cell>
          <table:table-cell office:value-type="float" office:value="1" calcext:value-type="float">
            <text:p>1</text:p>
          </table:table-cell>
          <table:table-cell office:value-type="float" office:value="4731597" calcext:value-type="float">
            <text:p>4731597</text:p>
          </table:table-cell>
          <table:table-cell office:value-type="float" office:value="138728102" calcext:value-type="float">
            <text:p>138728102</text:p>
          </table:table-cell>
          <table:table-cell table:formula="of:=( [.B16] + ([.D16]-[.C16])/1000000000)" office:value-type="float" office:value="1.133996505" calcext:value-type="float">
            <text:p>1.133996505</text:p>
          </table:table-cell>
          <table:table-cell/>
          <table:table-cell office:value-type="float" office:value="1.137" calcext:value-type="float">
            <text:p>1.137</text:p>
          </table:table-cell>
          <table:table-cell/>
        </table:table-row>
        <table:table-row table:style-name="ro1">
          <table:table-cell office:value-type="string" calcext:value-type="string">
            <text:p>outagt3</text:p>
          </table:table-cell>
          <table:table-cell office:value-type="float" office:value="1" calcext:value-type="float">
            <text:p>1</text:p>
          </table:table-cell>
          <table:table-cell office:value-type="float" office:value="274592178" calcext:value-type="float">
            <text:p>274592178</text:p>
          </table:table-cell>
          <table:table-cell office:value-type="float" office:value="421317959" calcext:value-type="float">
            <text:p>421317959</text:p>
          </table:table-cell>
          <table:table-cell table:formula="of:=( [.B17] + ([.D17]-[.C17])/1000000000)" office:value-type="float" office:value="1.146725781" calcext:value-type="float">
            <text:p>1.146725781</text:p>
          </table:table-cell>
          <table:table-cell/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outagt4</text:p>
          </table:table-cell>
          <table:table-cell office:value-type="float" office:value="1" calcext:value-type="float">
            <text:p>1</text:p>
          </table:table-cell>
          <table:table-cell office:value-type="float" office:value="640146946" calcext:value-type="float">
            <text:p>640146946</text:p>
          </table:table-cell>
          <table:table-cell office:value-type="float" office:value="796330932" calcext:value-type="float">
            <text:p>796330932</text:p>
          </table:table-cell>
          <table:table-cell table:formula="of:=( [.B18] + ([.D18]-[.C18])/1000000000)" office:value-type="float" office:value="1.156183986" calcext:value-type="float">
            <text:p>1.156183986</text:p>
          </table:table-cell>
          <table:table-cell/>
          <table:table-cell office:value-type="float" office:value="1.158" calcext:value-type="float">
            <text:p>1.158</text:p>
          </table:table-cell>
          <table:table-cell/>
        </table:table-row>
        <table:table-row table:style-name="ro1">
          <table:table-cell office:value-type="string" calcext:value-type="string">
            <text:p>outagt5</text:p>
          </table:table-cell>
          <table:table-cell office:value-type="float" office:value="1" calcext:value-type="float">
            <text:p>1</text:p>
          </table:table-cell>
          <table:table-cell office:value-type="float" office:value="78645099" calcext:value-type="float">
            <text:p>78645099</text:p>
          </table:table-cell>
          <table:table-cell office:value-type="float" office:value="222123695" calcext:value-type="float">
            <text:p>222123695</text:p>
          </table:table-cell>
          <table:table-cell table:formula="of:=( [.B19] + ([.D19]-[.C19])/1000000000)" office:value-type="float" office:value="1.143478596" calcext:value-type="float">
            <text:p>1.143478596</text:p>
          </table:table-cell>
          <table:table-cell/>
          <table:table-cell office:value-type="float" office:value="1.146" calcext:value-type="float">
            <text:p>1.1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22:03:22.198286201</meta:creation-date>
    <dc:date>2014-09-19T00:21:16.426735009</dc:date>
    <meta:editing-duration>PT2H15M57S</meta:editing-duration>
    <meta:editing-cycles>18</meta:editing-cycles>
    <meta:generator>LibreOffice/4.2.6.3$Linux_x86 LibreOffice_project/420$Build-3</meta:generator>
    <meta:document-statistic meta:table-count="2" meta:cell-count="141" meta:object-count="0"/>
  </office:meta>
</office:document-meta>
</file>